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36.09mm" svg:height="156.72mm" svg:x="3.62mm" svg:y="98.81mm">
            <loext:p draw:notify-on-update-of-ranges="Sheet1.A1:Sheet1.A1 Sheet1.A2:Sheet1.A21 Sheet1.B1:Sheet1.B1 Sheet1.B2:Sheet1.B21 Sheet1.C1:Sheet1.C1 Sheet1.C2:Sheet1.C21 Sheet1.D1:Sheet1.D1 Sheet1.D2:Sheet1.D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4.2mm" svg:height="156.98mm" svg:x="241.11mm" svg:y="96.15mm">
            <loext:p draw:notify-on-update-of-ranges="Sheet1.A1:Sheet1.A1 Sheet1.A2:Sheet1.A21 Sheet1.B1:Sheet1.B1 Sheet1.B2:Sheet1.B21 Sheet1.C1:Sheet1.C1 Sheet1.C2:Sheet1.C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mparisons</text:p>
          </table:table-cell>
          <table:table-cell office:value-type="string" calcext:value-type="string">
            <text:p>nlog(n)</text:p>
          </table:table-cell>
          <table:table-cell office:value-type="string" calcext:value-type="string">
            <text:p>N<text:span text:style-name="T1">2</text:span></text:p>
          </table:table-cell>
        </table:table-row>
        <table:table-row table:style-name="ro2">
          <table:table-cell table:formula="of:=(ROW() - 1) * 5000" office:value-type="float" office:value="5000" calcext:value-type="float">
            <text:p>5000</text:p>
          </table:table-cell>
          <table:table-cell office:value-type="float" office:value="55199" calcext:value-type="float">
            <text:p>55199</text:p>
          </table:table-cell>
          <table:table-cell table:formula="of:=[.A2] * LOG([.A2]; 2)" office:value-type="float" office:value="61438.5618977473" calcext:value-type="float">
            <text:p>61438.5618977473</text:p>
          </table:table-cell>
          <table:table-cell table:formula="of:=[.A2]*[.A2]" office:value-type="float" office:value="25000000" calcext:value-type="float">
            <text:p>25000000</text:p>
          </table:table-cell>
        </table:table-row>
        <table:table-row table:style-name="ro2">
          <table:table-cell table:formula="of:=(ROW() - 1) * 5000" office:value-type="float" office:value="10000" calcext:value-type="float">
            <text:p>10000</text:p>
          </table:table-cell>
          <table:table-cell office:value-type="float" office:value="120462" calcext:value-type="float">
            <text:p>120462</text:p>
          </table:table-cell>
          <table:table-cell table:formula="of:=[.A3] * LOG([.A3]; 2)" office:value-type="float" office:value="132877.123795495" calcext:value-type="float">
            <text:p>132877.123795495</text:p>
          </table:table-cell>
          <table:table-cell table:formula="of:=[.A3]*[.A3]" office:value-type="float" office:value="100000000" calcext:value-type="float">
            <text:p>100000000</text:p>
          </table:table-cell>
        </table:table-row>
        <table:table-row table:style-name="ro2">
          <table:table-cell table:formula="of:=(ROW() - 1) * 5000" office:value-type="float" office:value="15000" calcext:value-type="float">
            <text:p>15000</text:p>
          </table:table-cell>
          <table:table-cell office:value-type="float" office:value="189408" calcext:value-type="float">
            <text:p>189408</text:p>
          </table:table-cell>
          <table:table-cell table:formula="of:=[.A4] * LOG([.A4]; 2)" office:value-type="float" office:value="208090.123204059" calcext:value-type="float">
            <text:p>208090.123204059</text:p>
          </table:table-cell>
          <table:table-cell table:formula="of:=[.A4]*[.A4]" office:value-type="float" office:value="225000000" calcext:value-type="float">
            <text:p>225000000</text:p>
          </table:table-cell>
        </table:table-row>
        <table:table-row table:style-name="ro2">
          <table:table-cell table:formula="of:=(ROW() - 1) * 5000" office:value-type="float" office:value="20000" calcext:value-type="float">
            <text:p>20000</text:p>
          </table:table-cell>
          <table:table-cell office:value-type="float" office:value="261024" calcext:value-type="float">
            <text:p>261024</text:p>
          </table:table-cell>
          <table:table-cell table:formula="of:=[.A5] * LOG([.A5]; 2)" office:value-type="float" office:value="285754.247590989" calcext:value-type="float">
            <text:p>285754.247590989</text:p>
          </table:table-cell>
          <table:table-cell table:formula="of:=[.A5]*[.A5]" office:value-type="float" office:value="400000000" calcext:value-type="float">
            <text:p>400000000</text:p>
          </table:table-cell>
        </table:table-row>
        <table:table-row table:style-name="ro2">
          <table:table-cell table:formula="of:=(ROW() - 1) * 5000" office:value-type="float" office:value="25000" calcext:value-type="float">
            <text:p>25000</text:p>
          </table:table-cell>
          <table:table-cell office:value-type="float" office:value="334115" calcext:value-type="float">
            <text:p>334115</text:p>
          </table:table-cell>
          <table:table-cell table:formula="of:=[.A6] * LOG([.A6]; 2)" office:value-type="float" office:value="365241.01186092" calcext:value-type="float">
            <text:p>365241.01186092</text:p>
          </table:table-cell>
          <table:table-cell table:formula="of:=[.A6]*[.A6]" office:value-type="float" office:value="625000000" calcext:value-type="float">
            <text:p>625000000</text:p>
          </table:table-cell>
        </table:table-row>
        <table:table-row table:style-name="ro2">
          <table:table-cell table:formula="of:=(ROW() - 1) * 5000" office:value-type="float" office:value="30000" calcext:value-type="float">
            <text:p>30000</text:p>
          </table:table-cell>
          <table:table-cell office:value-type="float" office:value="408640" calcext:value-type="float">
            <text:p>408640</text:p>
          </table:table-cell>
          <table:table-cell table:formula="of:=[.A7] * LOG([.A7]; 2)" office:value-type="float" office:value="446180.246408118" calcext:value-type="float">
            <text:p>446180.246408118</text:p>
          </table:table-cell>
          <table:table-cell table:formula="of:=[.A7]*[.A7]" office:value-type="float" office:value="900000000" calcext:value-type="float">
            <text:p>900000000</text:p>
          </table:table-cell>
        </table:table-row>
        <table:table-row table:style-name="ro2">
          <table:table-cell table:formula="of:=(ROW() - 1) * 5000" office:value-type="float" office:value="35000" calcext:value-type="float">
            <text:p>35000</text:p>
          </table:table-cell>
          <table:table-cell office:value-type="float" office:value="484579" calcext:value-type="float">
            <text:p>484579</text:p>
          </table:table-cell>
          <table:table-cell table:formula="of:=[.A8] * LOG([.A8]; 2)" office:value-type="float" office:value="528327.355556247" calcext:value-type="float">
            <text:p>528327.355556247</text:p>
          </table:table-cell>
          <table:table-cell table:formula="of:=[.A8]*[.A8]" office:value-type="float" office:value="1225000000" calcext:value-type="float">
            <text:p>1225000000</text:p>
          </table:table-cell>
        </table:table-row>
        <table:table-row table:style-name="ro2">
          <table:table-cell table:formula="of:=(ROW() - 1) * 5000" office:value-type="float" office:value="40000" calcext:value-type="float">
            <text:p>40000</text:p>
          </table:table-cell>
          <table:table-cell office:value-type="float" office:value="561756" calcext:value-type="float">
            <text:p>561756</text:p>
          </table:table-cell>
          <table:table-cell table:formula="of:=[.A9] * LOG([.A9]; 2)" office:value-type="float" office:value="611508.495181978" calcext:value-type="float">
            <text:p>611508.495181978</text:p>
          </table:table-cell>
          <table:table-cell table:formula="of:=[.A9]*[.A9]" office:value-type="float" office:value="1600000000" calcext:value-type="float">
            <text:p>1600000000</text:p>
          </table:table-cell>
        </table:table-row>
        <table:table-row table:style-name="ro2">
          <table:table-cell table:formula="of:=(ROW() - 1) * 5000" office:value-type="float" office:value="45000" calcext:value-type="float">
            <text:p>45000</text:p>
          </table:table-cell>
          <table:table-cell office:value-type="float" office:value="639616" calcext:value-type="float">
            <text:p>639616</text:p>
          </table:table-cell>
          <table:table-cell table:formula="of:=[.A10] * LOG([.A10]; 2)" office:value-type="float" office:value="695593.682144629" calcext:value-type="float">
            <text:p>695593.682144629</text:p>
          </table:table-cell>
          <table:table-cell table:formula="of:=[.A10]*[.A10]" office:value-type="float" office:value="2025000000" calcext:value-type="float">
            <text:p>2025000000</text:p>
          </table:table-cell>
        </table:table-row>
        <table:table-row table:style-name="ro2">
          <table:table-cell table:formula="of:=(ROW() - 1) * 5000" office:value-type="float" office:value="50000" calcext:value-type="float">
            <text:p>50000</text:p>
          </table:table-cell>
          <table:table-cell office:value-type="float" office:value="718258" calcext:value-type="float">
            <text:p>718258</text:p>
          </table:table-cell>
          <table:table-cell table:formula="of:=[.A11] * LOG([.A11]; 2)" office:value-type="float" office:value="780482.023721841" calcext:value-type="float">
            <text:p>780482.023721841</text:p>
          </table:table-cell>
          <table:table-cell table:formula="of:=[.A11]*[.A11]" office:value-type="float" office:value="2500000000" calcext:value-type="float">
            <text:p>2500000000</text:p>
          </table:table-cell>
        </table:table-row>
        <table:table-row table:style-name="ro2">
          <table:table-cell table:formula="of:=(ROW() - 1) * 5000" office:value-type="float" office:value="55000" calcext:value-type="float">
            <text:p>55000</text:p>
          </table:table-cell>
          <table:table-cell office:value-type="float" office:value="797297" calcext:value-type="float">
            <text:p>797297</text:p>
          </table:table-cell>
          <table:table-cell table:formula="of:=[.A12] * LOG([.A12]; 2)" office:value-type="float" office:value="866092.919900271" calcext:value-type="float">
            <text:p>866092.919900271</text:p>
          </table:table-cell>
          <table:table-cell table:formula="of:=[.A12]*[.A12]" office:value-type="float" office:value="3025000000" calcext:value-type="float">
            <text:p>3025000000</text:p>
          </table:table-cell>
        </table:table-row>
        <table:table-row table:style-name="ro2">
          <table:table-cell table:formula="of:=(ROW() - 1) * 5000" office:value-type="float" office:value="60000" calcext:value-type="float">
            <text:p>60000</text:p>
          </table:table-cell>
          <table:table-cell office:value-type="float" office:value="877168" calcext:value-type="float">
            <text:p>877168</text:p>
          </table:table-cell>
          <table:table-cell table:formula="of:=[.A13] * LOG([.A13]; 2)" office:value-type="float" office:value="952360.492816237" calcext:value-type="float">
            <text:p>952360.492816237</text:p>
          </table:table-cell>
          <table:table-cell table:formula="of:=[.A13]*[.A13]" office:value-type="float" office:value="3600000000" calcext:value-type="float">
            <text:p>3600000000</text:p>
          </table:table-cell>
        </table:table-row>
        <table:table-row table:style-name="ro2">
          <table:table-cell table:formula="of:=(ROW() - 1) * 5000" office:value-type="float" office:value="65000" calcext:value-type="float">
            <text:p>65000</text:p>
          </table:table-cell>
          <table:table-cell office:value-type="float" office:value="957053" calcext:value-type="float">
            <text:p>957053</text:p>
          </table:table-cell>
          <table:table-cell table:formula="of:=[.A14] * LOG([.A14]; 2)" office:value-type="float" office:value="1039229.88634989" calcext:value-type="float">
            <text:p>1039229.88634989</text:p>
          </table:table-cell>
          <table:table-cell table:formula="of:=[.A14]*[.A14]" office:value-type="float" office:value="4225000000" calcext:value-type="float">
            <text:p>4225000000</text:p>
          </table:table-cell>
        </table:table-row>
        <table:table-row table:style-name="ro2">
          <table:table-cell table:formula="of:=(ROW() - 1) * 5000" office:value-type="float" office:value="70000" calcext:value-type="float">
            <text:p>70000</text:p>
          </table:table-cell>
          <table:table-cell office:value-type="float" office:value="1039025" calcext:value-type="float">
            <text:p>1039025</text:p>
          </table:table-cell>
          <table:table-cell table:formula="of:=[.A15] * LOG([.A15]; 2)" office:value-type="float" office:value="1126654.71111249" calcext:value-type="float">
            <text:p>1126654.71111249</text:p>
          </table:table-cell>
          <table:table-cell table:formula="of:=[.A15]*[.A15]" office:value-type="float" office:value="4900000000" calcext:value-type="float">
            <text:p>4900000000</text:p>
          </table:table-cell>
        </table:table-row>
        <table:table-row table:style-name="ro2">
          <table:table-cell table:formula="of:=(ROW() - 1) * 5000" office:value-type="float" office:value="75000" calcext:value-type="float">
            <text:p>75000</text:p>
          </table:table-cell>
          <table:table-cell office:value-type="float" office:value="1121068" calcext:value-type="float">
            <text:p>1121068</text:p>
          </table:table-cell>
          <table:table-cell table:formula="of:=[.A16] * LOG([.A16]; 2)" office:value-type="float" office:value="1214595.22313685" calcext:value-type="float">
            <text:p>1214595.22313685</text:p>
          </table:table-cell>
          <table:table-cell table:formula="of:=[.A16]*[.A16]" office:value-type="float" office:value="5625000000" calcext:value-type="float">
            <text:p>5625000000</text:p>
          </table:table-cell>
        </table:table-row>
        <table:table-row table:style-name="ro2">
          <table:table-cell table:formula="of:=(ROW() - 1) * 5000" office:value-type="float" office:value="80000" calcext:value-type="float">
            <text:p>80000</text:p>
          </table:table-cell>
          <table:table-cell office:value-type="float" office:value="1203432" calcext:value-type="float">
            <text:p>1203432</text:p>
          </table:table-cell>
          <table:table-cell table:formula="of:=[.A17] * LOG([.A17]; 2)" office:value-type="float" office:value="1303016.99036396" calcext:value-type="float">
            <text:p>1303016.99036396</text:p>
          </table:table-cell>
          <table:table-cell table:formula="of:=[.A17]*[.A17]" office:value-type="float" office:value="6400000000" calcext:value-type="float">
            <text:p>6400000000</text:p>
          </table:table-cell>
        </table:table-row>
        <table:table-row table:style-name="ro2">
          <table:table-cell table:formula="of:=(ROW() - 1) * 5000" office:value-type="float" office:value="85000" calcext:value-type="float">
            <text:p>85000</text:p>
          </table:table-cell>
          <table:table-cell office:value-type="float" office:value="1285955" calcext:value-type="float">
            <text:p>1285955</text:p>
          </table:table-cell>
          <table:table-cell table:formula="of:=[.A18] * LOG([.A18]; 2)" office:value-type="float" office:value="1391889.89376798" calcext:value-type="float">
            <text:p>1391889.89376798</text:p>
          </table:table-cell>
          <table:table-cell table:formula="of:=[.A18]*[.A18]" office:value-type="float" office:value="7225000000" calcext:value-type="float">
            <text:p>7225000000</text:p>
          </table:table-cell>
        </table:table-row>
        <table:table-row table:style-name="ro2">
          <table:table-cell table:formula="of:=(ROW() - 1) * 5000" office:value-type="float" office:value="90000" calcext:value-type="float">
            <text:p>90000</text:p>
          </table:table-cell>
          <table:table-cell office:value-type="float" office:value="1369383" calcext:value-type="float">
            <text:p>1369383</text:p>
          </table:table-cell>
          <table:table-cell table:formula="of:=[.A19] * LOG([.A19]; 2)" office:value-type="float" office:value="1481187.36428926" calcext:value-type="float">
            <text:p>1481187.36428926</text:p>
          </table:table-cell>
          <table:table-cell table:formula="of:=[.A19]*[.A19]" office:value-type="float" office:value="8100000000" calcext:value-type="float">
            <text:p>8100000000</text:p>
          </table:table-cell>
        </table:table-row>
        <table:table-row table:style-name="ro2">
          <table:table-cell table:formula="of:=(ROW() - 1) * 5000" office:value-type="float" office:value="95000" calcext:value-type="float">
            <text:p>95000</text:p>
          </table:table-cell>
          <table:table-cell office:value-type="float" office:value="1452734" calcext:value-type="float">
            <text:p>1452734</text:p>
          </table:table-cell>
          <table:table-cell table:formula="of:=[.A20] * LOG([.A20]; 2)" office:value-type="float" office:value="1570885.78983434" calcext:value-type="float">
            <text:p>1570885.78983434</text:p>
          </table:table-cell>
          <table:table-cell table:formula="of:=[.A20]*[.A20]" office:value-type="float" office:value="9025000000" calcext:value-type="float">
            <text:p>9025000000</text:p>
          </table:table-cell>
        </table:table-row>
        <table:table-row table:style-name="ro2">
          <table:table-cell table:formula="of:=(ROW() - 1) * 5000" office:value-type="float" office:value="100000" calcext:value-type="float">
            <text:p>100000</text:p>
          </table:table-cell>
          <table:table-cell office:value-type="float" office:value="1536070" calcext:value-type="float">
            <text:p>1536070</text:p>
          </table:table-cell>
          <table:table-cell table:formula="of:=[.A21] * LOG([.A21]; 2)" office:value-type="float" office:value="1660964.04744368" calcext:value-type="float">
            <text:p>1660964.04744368</text:p>
          </table:table-cell>
          <table:table-cell table:formula="of:=[.A21]*[.A21]" office:value-type="float" office:value="10000000000" calcext:value-type="float">
            <text:p>100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21:53:08.289000000</meta:creation-date>
    <dc:date>2015-10-31T22:12:07.301000000</dc:date>
    <meta:editing-duration>PT3M17S</meta:editing-duration>
    <meta:editing-cycles>1</meta:editing-cycles>
    <meta:document-statistic meta:table-count="1" meta:cell-count="84" meta:object-count="2"/>
    <meta:generator>LibreOffice/5.0.1.2$Windows_x86 LibreOffice_project/81898c9f5c0d43f3473ba111d7b351050be2026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1cm" svg:height="15.673cm" xlink:href=".." xlink:type="simple" chart:class="chart:line" chart:style-name="ch1">
        <chart:title svg:x="10.756cm" svg:y="0.449cm" chart:style-name="ch2">
          <text:p>Mergesort</text:p>
        </chart:title>
        <chart:subtitle svg:x="9.83cm" svg:y="1.541cm" chart:style-name="ch3">
          <text:p>Size vs. Comparisons</text:p>
        </chart:subtitle>
        <chart:legend chart:legend-position="end" svg:x="20.255cm" svg:y="7.039cm" style:legend-expansion="high" chart:style-name="ch4"/>
        <chart:plot-area chart:style-name="ch5" table:cell-range-address="Sheet1.A1:Sheet1.D21" chart:data-source-has-labels="both" svg:x="1.483cm" svg:y="2.537cm" svg:width="18.3cm" svg:height="11.842cm">
          <chartooo:coordinate-region svg:x="3.586cm" svg:y="2.736cm" svg:width="15.455cm" svg:height="10.598cm"/>
          <chart:axis chart:dimension="x" chart:name="primary-x" chart:style-name="ch6" chartooo:axis-type="auto">
            <chartooo:date-scale/>
            <chart:title svg:x="10.271cm" svg:y="14.692cm" chart:style-name="ch7">
              <text:p>Size</text:p>
            </chart:title>
            <chart:categories table:cell-range-address="Sheet1.A2:Sheet1.A21"/>
          </chart:axis>
          <chart:axis chart:dimension="y" chart:name="primary-y" chart:style-name="ch6">
            <chart:title svg:x="0.451cm" svg:y="9.521cm" chart:style-name="ch8">
              <text:p>Comparisons</text:p>
            </chart:title>
            <chart:grid chart:style-name="ch9" chart:class="major"/>
          </chart:axis>
          <chart:series chart:style-name="ch10" chart:values-cell-range-address="Sheet1.B2:Sheet1.B21" chart:label-cell-address="Sheet1.B1:Sheet1.B1" chart:class="chart:line">
            <chart:data-point chart:repeated="20"/>
          </chart:series>
          <chart:series chart:style-name="ch11" chart:values-cell-range-address="Sheet1.C2:Sheet1.C21" chart:label-cell-address="Sheet1.C1:Sheet1.C1" chart:class="chart:line">
            <chart:data-point chart:repeated="20"/>
          </chart:series>
          <chart:series chart:style-name="ch12" chart:values-cell-range-address="Sheet1.D2:Sheet1.D21" chart:label-cell-address="Sheet1.D1:Sheet1.D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</text:p>
                <draw:g>
                  <svg:desc>Sheet1.B1:Sheet1.B1</svg:desc>
                </draw:g>
              </table:table-cell>
              <table:table-cell office:value-type="string">
                <text:p>nlog(n)</text:p>
                <draw:g>
                  <svg:desc>Sheet1.C1:Sheet1.C1</svg:desc>
                </draw:g>
              </table:table-cell>
              <table:table-cell office:value-type="string">
                <text:p>N2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heet1.A2:Sheet1.A21</svg:desc>
                </draw:g>
              </table:table-cell>
              <table:table-cell office:value-type="float" office:value="55199">
                <text:p>55199</text:p>
                <draw:g>
                  <svg:desc>Sheet1.B2:Sheet1.B21</svg:desc>
                </draw:g>
              </table:table-cell>
              <table:table-cell office:value-type="float" office:value="61438.5618977473">
                <text:p>61438.5618977473</text:p>
                <draw:g>
                  <svg:desc>Sheet1.C2:Sheet1.C21</svg:desc>
                </draw:g>
              </table:table-cell>
              <table:table-cell office:value-type="float" office:value="25000000">
                <text:p>25000000</text:p>
                <draw:g>
                  <svg:desc>Sheet1.D2:Sheet1.D21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20462">
                <text:p>120462</text:p>
              </table:table-cell>
              <table:table-cell office:value-type="float" office:value="132877.123795495">
                <text:p>132877.123795495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89408">
                <text:p>189408</text:p>
              </table:table-cell>
              <table:table-cell office:value-type="float" office:value="208090.123204059">
                <text:p>208090.123204059</text:p>
              </table:table-cell>
              <table:table-cell office:value-type="float" office:value="225000000">
                <text:p>22500000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61024">
                <text:p>261024</text:p>
              </table:table-cell>
              <table:table-cell office:value-type="float" office:value="285754.247590989">
                <text:p>285754.247590989</text:p>
              </table:table-cell>
              <table:table-cell office:value-type="float" office:value="400000000">
                <text:p>400000000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34115">
                <text:p>334115</text:p>
              </table:table-cell>
              <table:table-cell office:value-type="float" office:value="365241.01186092">
                <text:p>365241.01186092</text:p>
              </table:table-cell>
              <table:table-cell office:value-type="float" office:value="625000000">
                <text:p>6250000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08640">
                <text:p>408640</text:p>
              </table:table-cell>
              <table:table-cell office:value-type="float" office:value="446180.246408118">
                <text:p>446180.246408118</text:p>
              </table:table-cell>
              <table:table-cell office:value-type="float" office:value="900000000">
                <text:p>90000000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484579">
                <text:p>484579</text:p>
              </table:table-cell>
              <table:table-cell office:value-type="float" office:value="528327.355556247">
                <text:p>528327.355556247</text:p>
              </table:table-cell>
              <table:table-cell office:value-type="float" office:value="1225000000">
                <text:p>12250000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561756">
                <text:p>561756</text:p>
              </table:table-cell>
              <table:table-cell office:value-type="float" office:value="611508.495181978">
                <text:p>611508.495181978</text:p>
              </table:table-cell>
              <table:table-cell office:value-type="float" office:value="1600000000">
                <text:p>160000000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639616">
                <text:p>639616</text:p>
              </table:table-cell>
              <table:table-cell office:value-type="float" office:value="695593.682144629">
                <text:p>695593.682144629</text:p>
              </table:table-cell>
              <table:table-cell office:value-type="float" office:value="2025000000">
                <text:p>20250000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718258">
                <text:p>718258</text:p>
              </table:table-cell>
              <table:table-cell office:value-type="float" office:value="780482.023721841">
                <text:p>780482.023721841</text:p>
              </table:table-cell>
              <table:table-cell office:value-type="float" office:value="2500000000">
                <text:p>2500000000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797297">
                <text:p>797297</text:p>
              </table:table-cell>
              <table:table-cell office:value-type="float" office:value="866092.919900271">
                <text:p>866092.919900271</text:p>
              </table:table-cell>
              <table:table-cell office:value-type="float" office:value="3025000000">
                <text:p>302500000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877168">
                <text:p>877168</text:p>
              </table:table-cell>
              <table:table-cell office:value-type="float" office:value="952360.492816237">
                <text:p>952360.492816237</text:p>
              </table:table-cell>
              <table:table-cell office:value-type="float" office:value="3600000000">
                <text:p>3600000000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957053">
                <text:p>957053</text:p>
              </table:table-cell>
              <table:table-cell office:value-type="float" office:value="1039229.88634989">
                <text:p>1039229.88634989</text:p>
              </table:table-cell>
              <table:table-cell office:value-type="float" office:value="4225000000">
                <text:p>4225000000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039025">
                <text:p>1039025</text:p>
              </table:table-cell>
              <table:table-cell office:value-type="float" office:value="1126654.71111249">
                <text:p>1126654.71111249</text:p>
              </table:table-cell>
              <table:table-cell office:value-type="float" office:value="4900000000">
                <text:p>4900000000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121068">
                <text:p>1121068</text:p>
              </table:table-cell>
              <table:table-cell office:value-type="float" office:value="1214595.22313685">
                <text:p>1214595.22313685</text:p>
              </table:table-cell>
              <table:table-cell office:value-type="float" office:value="5625000000">
                <text:p>562500000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203432">
                <text:p>1203432</text:p>
              </table:table-cell>
              <table:table-cell office:value-type="float" office:value="1303016.99036396">
                <text:p>1303016.99036396</text:p>
              </table:table-cell>
              <table:table-cell office:value-type="float" office:value="6400000000">
                <text:p>6400000000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285955">
                <text:p>1285955</text:p>
              </table:table-cell>
              <table:table-cell office:value-type="float" office:value="1391889.89376798">
                <text:p>1391889.89376798</text:p>
              </table:table-cell>
              <table:table-cell office:value-type="float" office:value="7225000000">
                <text:p>72250000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369383">
                <text:p>1369383</text:p>
              </table:table-cell>
              <table:table-cell office:value-type="float" office:value="1481187.36428926">
                <text:p>1481187.36428926</text:p>
              </table:table-cell>
              <table:table-cell office:value-type="float" office:value="8100000000">
                <text:p>8100000000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1452734">
                <text:p>1452734</text:p>
              </table:table-cell>
              <table:table-cell office:value-type="float" office:value="1570885.78983434">
                <text:p>1570885.78983434</text:p>
              </table:table-cell>
              <table:table-cell office:value-type="float" office:value="9025000000">
                <text:p>90250000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536070">
                <text:p>1536070</text:p>
              </table:table-cell>
              <table:table-cell office:value-type="float" office:value="1660964.04744368">
                <text:p>1660964.04744368</text:p>
              </table:table-cell>
              <table:table-cell office:value-type="float" office:value="10000000000">
                <text:p>1000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21cm" svg:height="15.699cm" xlink:href=".." xlink:type="simple" chart:class="chart:line" chart:style-name="ch1">
        <chart:title svg:x="11.661cm" svg:y="0.449cm" chart:style-name="ch2">
          <text:p>Mergesort</text:p>
        </chart:title>
        <chart:subtitle svg:x="10.735cm" svg:y="1.541cm" chart:style-name="ch3">
          <text:p>Size vs. Comparisons</text:p>
        </chart:subtitle>
        <chart:legend chart:legend-position="end" svg:x="22.066cm" svg:y="7.301cm" style:legend-expansion="high" chart:style-name="ch4"/>
        <chart:plot-area chart:style-name="ch5" table:cell-range-address="Sheet1.A1:Sheet1.C21" chart:data-source-has-labels="both" svg:x="1.519cm" svg:y="2.537cm" svg:width="20.039cm" svg:height="11.868cm">
          <chartooo:coordinate-region svg:x="2.881cm" svg:y="2.736cm" svg:width="17.936cm" svg:height="10.624cm"/>
          <chart:axis chart:dimension="x" chart:name="primary-x" chart:style-name="ch6" chartooo:axis-type="auto">
            <chartooo:date-scale/>
            <chart:title svg:x="11.176cm" svg:y="14.718cm" chart:style-name="ch7">
              <text:p>Size</text:p>
            </chart:title>
            <chart:categories table:cell-range-address="Sheet1.A2:Sheet1.A21"/>
          </chart:axis>
          <chart:axis chart:dimension="y" chart:name="primary-y" chart:style-name="ch6">
            <chart:title svg:x="0.451cm" svg:y="9.534cm" chart:style-name="ch8">
              <text:p>Comparisons</text:p>
            </chart:title>
            <chart:grid chart:style-name="ch9" chart:class="major"/>
          </chart:axis>
          <chart:series chart:style-name="ch10" chart:values-cell-range-address="Sheet1.B2:Sheet1.B21" chart:label-cell-address="Sheet1.B1:Sheet1.B1" chart:class="chart:line">
            <chart:data-point chart:repeated="20"/>
          </chart:series>
          <chart:series chart:style-name="ch11" chart:values-cell-range-address="Sheet1.C2:Sheet1.C21" chart:label-cell-address="Sheet1.C1:Sheet1.C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</text:p>
                <draw:g>
                  <svg:desc>Sheet1.B1:Sheet1.B1</svg:desc>
                </draw:g>
              </table:table-cell>
              <table:table-cell office:value-type="string">
                <text:p>nlog(n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heet1.A2:Sheet1.A21</svg:desc>
                </draw:g>
              </table:table-cell>
              <table:table-cell office:value-type="float" office:value="55199">
                <text:p>55199</text:p>
                <draw:g>
                  <svg:desc>Sheet1.B2:Sheet1.B21</svg:desc>
                </draw:g>
              </table:table-cell>
              <table:table-cell office:value-type="float" office:value="61438.5618977473">
                <text:p>61438.5618977473</text:p>
                <draw:g>
                  <svg:desc>Sheet1.C2:Sheet1.C21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20462">
                <text:p>120462</text:p>
              </table:table-cell>
              <table:table-cell office:value-type="float" office:value="132877.123795495">
                <text:p>132877.12379549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89408">
                <text:p>189408</text:p>
              </table:table-cell>
              <table:table-cell office:value-type="float" office:value="208090.123204059">
                <text:p>208090.12320405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61024">
                <text:p>261024</text:p>
              </table:table-cell>
              <table:table-cell office:value-type="float" office:value="285754.247590989">
                <text:p>285754.247590989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34115">
                <text:p>334115</text:p>
              </table:table-cell>
              <table:table-cell office:value-type="float" office:value="365241.01186092">
                <text:p>365241.0118609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08640">
                <text:p>408640</text:p>
              </table:table-cell>
              <table:table-cell office:value-type="float" office:value="446180.246408118">
                <text:p>446180.246408118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484579">
                <text:p>484579</text:p>
              </table:table-cell>
              <table:table-cell office:value-type="float" office:value="528327.355556247">
                <text:p>528327.35555624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561756">
                <text:p>561756</text:p>
              </table:table-cell>
              <table:table-cell office:value-type="float" office:value="611508.495181978">
                <text:p>611508.495181978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639616">
                <text:p>639616</text:p>
              </table:table-cell>
              <table:table-cell office:value-type="float" office:value="695593.682144629">
                <text:p>695593.68214462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718258">
                <text:p>718258</text:p>
              </table:table-cell>
              <table:table-cell office:value-type="float" office:value="780482.023721841">
                <text:p>780482.023721841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797297">
                <text:p>797297</text:p>
              </table:table-cell>
              <table:table-cell office:value-type="float" office:value="866092.919900271">
                <text:p>866092.91990027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877168">
                <text:p>877168</text:p>
              </table:table-cell>
              <table:table-cell office:value-type="float" office:value="952360.492816237">
                <text:p>952360.492816237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957053">
                <text:p>957053</text:p>
              </table:table-cell>
              <table:table-cell office:value-type="float" office:value="1039229.88634989">
                <text:p>1039229.88634989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039025">
                <text:p>1039025</text:p>
              </table:table-cell>
              <table:table-cell office:value-type="float" office:value="1126654.71111249">
                <text:p>1126654.71111249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121068">
                <text:p>1121068</text:p>
              </table:table-cell>
              <table:table-cell office:value-type="float" office:value="1214595.22313685">
                <text:p>1214595.2231368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203432">
                <text:p>1203432</text:p>
              </table:table-cell>
              <table:table-cell office:value-type="float" office:value="1303016.99036396">
                <text:p>1303016.99036396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285955">
                <text:p>1285955</text:p>
              </table:table-cell>
              <table:table-cell office:value-type="float" office:value="1391889.89376798">
                <text:p>1391889.8937679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369383">
                <text:p>1369383</text:p>
              </table:table-cell>
              <table:table-cell office:value-type="float" office:value="1481187.36428926">
                <text:p>1481187.36428926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1452734">
                <text:p>1452734</text:p>
              </table:table-cell>
              <table:table-cell office:value-type="float" office:value="1570885.78983434">
                <text:p>1570885.7898343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536070">
                <text:p>1536070</text:p>
              </table:table-cell>
              <table:table-cell office:value-type="float" office:value="1660964.04744368">
                <text:p>1660964.047443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